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9.2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weight-asian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ietokohde: Käyttäjä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2">
          <table:table-cell office:value-type="string">
            <text:p>Käyttäjätunnus</text:p>
          </table:table-cell>
          <table:table-cell office:value-type="string">
            <text:p>Merkkijono, max 15 merkkiä</text:p>
          </table:table-cell>
          <table:table-cell office:value-type="string">
            <text:p>Käyttäjän valitsema käyttäjätunnus</text:p>
          </table:table-cell>
        </table:table-row>
        <table:table-row table:style-name="ro3">
          <table:table-cell office:value-type="string">
            <text:p>Salasana</text:p>
          </table:table-cell>
          <table:table-cell office:value-type="string">
            <text:p>Merkkijono, max 15 merkkiä</text:p>
          </table:table-cell>
          <table:table-cell office:value-type="string">
            <text:p>Kättäjän salasana</text:p>
          </table:table-cell>
        </table:table-row>
        <table:table-row table:style-name="ro3">
          <table:table-cell office:value-type="string">
            <text:p>Muistilista</text:p>
          </table:table-cell>
          <table:table-cell office:value-type="string">
            <text:p>Integer</text:p>
          </table:table-cell>
          <table:table-cell office:value-type="string">
            <text:p>Käyttäjän muistilista tunn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etokohde: Muistilis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3">
          <table:table-cell office:value-type="string">
            <text:p>Tunnus (ID)</text:p>
          </table:table-cell>
          <table:table-cell office:value-type="string">
            <text:p>Integer</text:p>
          </table:table-cell>
          <table:table-cell office:value-type="string">
            <text:p>Käyttäjän muistilistan tunnus</text:p>
          </table:table-cell>
        </table:table-row>
        <table:table-row table:style-name="ro3">
          <table:table-cell office:value-type="string">
            <text:p>Määrä</text:p>
          </table:table-cell>
          <table:table-cell office:value-type="string">
            <text:p>Integer</text:p>
          </table:table-cell>
          <table:table-cell office:value-type="string">
            <text:p>Muistiinpanojen määrä listass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etokohde: Muistiinpan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3">
          <table:table-cell office:value-type="string">
            <text:p>Tunnus (ID)</text:p>
          </table:table-cell>
          <table:table-cell office:value-type="string">
            <text:p>Integer</text:p>
          </table:table-cell>
          <table:table-cell office:value-type="string">
            <text:p>Muistiinpanon tunnus</text:p>
          </table:table-cell>
        </table:table-row>
        <table:table-row table:style-name="ro3">
          <table:table-cell office:value-type="string">
            <text:p>Muistillista</text:p>
          </table:table-cell>
          <table:table-cell office:value-type="string">
            <text:p>Integer</text:p>
          </table:table-cell>
          <table:table-cell office:value-type="string">
            <text:p>Muistilistan tunus</text:p>
          </table:table-cell>
        </table:table-row>
        <table:table-row table:style-name="ro3">
          <table:table-cell office:value-type="string">
            <text:p>Luokat</text:p>
          </table:table-cell>
          <table:table-cell office:value-type="string">
            <text:p>Integer[0...5]</text:p>
          </table:table-cell>
          <table:table-cell office:value-type="string">
            <text:p>Muistiinpanon luokkien tunnukset</text:p>
          </table:table-cell>
        </table:table-row>
        <table:table-row table:style-name="ro3">
          <table:table-cell office:value-type="string">
            <text:p>Otsikko</text:p>
          </table:table-cell>
          <table:table-cell office:value-type="string">
            <text:p>Merkkijono, max 30 merkkiä</text:p>
          </table:table-cell>
          <table:table-cell office:value-type="string">
            <text:p>Muistiinpanon otsikko</text:p>
          </table:table-cell>
        </table:table-row>
        <table:table-row table:style-name="ro3">
          <table:table-cell office:value-type="string">
            <text:p>Sisältö</text:p>
          </table:table-cell>
          <table:table-cell office:value-type="string">
            <text:p>Merkkijono, max 500 merkkiä</text:p>
          </table:table-cell>
          <table:table-cell office:value-type="string">
            <text:p>Muistiinpanon tarkempi kuvaus</text:p>
          </table:table-cell>
        </table:table-row>
        <table:table-row table:style-name="ro3">
          <table:table-cell office:value-type="string">
            <text:p>Muokattu</text:p>
          </table:table-cell>
          <table:table-cell office:value-type="string">
            <text:p>Timestamp</text:p>
          </table:table-cell>
          <table:table-cell office:value-type="string">
            <text:p>Viimeisen muokkauksen ajankoh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etokohde: Luokk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3">
          <table:table-cell office:value-type="string">
            <text:p>Tunnus (ID)</text:p>
          </table:table-cell>
          <table:table-cell office:value-type="string">
            <text:p>integer</text:p>
          </table:table-cell>
          <table:table-cell office:value-type="string">
            <text:p>Luokan tunnus</text:p>
          </table:table-cell>
        </table:table-row>
        <table:table-row table:style-name="ro3">
          <table:table-cell office:value-type="string">
            <text:p>Muistilista</text:p>
          </table:table-cell>
          <table:table-cell office:value-type="string">
            <text:p>Integer</text:p>
          </table:table-cell>
          <table:table-cell office:value-type="string">
            <text:p>Muistilistan tunnus</text:p>
          </table:table-cell>
        </table:table-row>
        <table:table-row table:style-name="ro3">
          <table:table-cell office:value-type="string">
            <text:p>Nimi</text:p>
          </table:table-cell>
          <table:table-cell office:value-type="string">
            <text:p>merkkijono, max 10 merkkiä</text:p>
          </table:table-cell>
          <table:table-cell office:value-type="string">
            <text:p>Luokan nim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ietokohde: Prioriteett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ilu</text:p>
          </table:table-cell>
        </table:table-row>
        <table:table-row table:style-name="ro3">
          <table:table-cell office:value-type="string">
            <text:p>Arvo (ID)</text:p>
          </table:table-cell>
          <table:table-cell office:value-type="string">
            <text:p>Integer</text:p>
          </table:table-cell>
          <table:table-cell office:value-type="string">
            <text:p>Prioriteetin suuruus, suurempi = tärkeämpi</text:p>
          </table:table-cell>
        </table:table-row>
        <table:table-row table:style-name="ro3">
          <table:table-cell office:value-type="string">
            <text:p>Muistilista</text:p>
          </table:table-cell>
          <table:table-cell office:value-type="string">
            <text:p>Integer</text:p>
          </table:table-cell>
          <table:table-cell office:value-type="string">
            <text:p>Muistilistan tunnus</text:p>
          </table:table-cell>
        </table:table-row>
        <table:table-row table:style-name="ro3">
          <table:table-cell office:value-type="string">
            <text:p>Kuvaus</text:p>
          </table:table-cell>
          <table:table-cell office:value-type="string">
            <text:p>Merkkijono, max 15 merkkiä</text:p>
          </table:table-cell>
          <table:table-cell office:value-type="string">
            <text:p>Prioriteetin kuvaus esim. ”tärkeä”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itkanen</meta:initial-creator>
    <meta:creation-date>2013-09-13T12:12:31</meta:creation-date>
    <dc:date>2013-09-13T12:36:45</dc:date>
    <dc:creator>Teemu Pitkanen</dc:creator>
    <meta:editing-duration>P0D</meta:editing-duration>
    <meta:editing-cycles>1</meta:editing-cycles>
    <meta:document-statistic meta:table-count="3" meta:cell-count="71" meta:object-count="0"/>
    <meta:generator>LibreOffice/3.5$Linux_X86_64 LibreOffice_project/350m1$Build-2</meta:generator>
  </office:meta>
</office:document-meta>
</file>